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A00000147CED2F88D79D08E2D.png" manifest:media-type="image/png"/>
  <manifest:file-entry manifest:full-path="Pictures/100023F400004F0500009EC0A113C8B2A4C5E564.wmf" manifest:media-type="image/x-wmf"/>
  <manifest:file-entry manifest:full-path="Pictures/100000010000006D000000BFFE9F6C89217AD275.png" manifest:media-type="image/png"/>
  <manifest:file-entry manifest:full-path="Pictures/100014180000085F00000EAED19C29FB334D6A04.svg" manifest:media-type="image/svg+xml"/>
  <manifest:file-entry manifest:full-path="Pictures/1000500100000BD10000192181E180F9B6E0BFEC.svg" manifest:media-type="image/svg+xml"/>
  <manifest:file-entry manifest:full-path="Pictures/10000001000001F3000003EAB5CC263CC71C9267.png" manifest:media-type="image/png"/>
  <manifest:file-entry manifest:full-path="Pictures/100000010000061000000388B4D1969740AD04E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5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color="#000000" draw:fill-color="#f58220" draw:textarea-horizontal-align="justify" draw:textarea-vertical-align="middle" draw:auto-grow-height="false" fo:min-height="0.718cm" fo:min-width="2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loext:opacity="100%" style:font-name="Arial" fo:font-size="22pt" style:font-size-asian="22pt" style:font-size-complex="22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000000" loext:opacity="100%" style:font-name="Arial"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-color="#f58220"/>
      <style:paragraph-properties fo:text-align="center"/>
      <style:text-properties fo:color="#ffffff" loext:opacity="100%" style:font-name="Arial" fo:font-size="11pt"/>
    </style:style>
    <style:style style:name="T1" style:family="text">
      <style:text-properties fo:color="#000000" loext:opacity="100%" style:font-name="Arial" fo:font-size="22pt" style:font-size-asian="22pt" style:font-size-complex="22pt"/>
    </style:style>
    <style:style style:name="T2" style:family="text">
      <style:text-properties fo:color="#ffffff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375cm" svg:height="15.945cm" svg:x="1.27cm" svg:y="2.606cm">
          <draw:image xlink:href="Pictures/100000010000061000000388B4D1969740AD04E7.png" xlink:type="simple" xlink:show="embed" xlink:actuate="onLoad" draw:mime-type="image/png">
            <text:p/>
          </draw:image>
        </draw:frame>
        <draw:path draw:style-name="gr2" draw:text-style-name="P1" draw:layer="layout" svg:width="18.529cm" svg:height="1.481cm" draw:transform="rotate (-0.888896188040712) translate (12.2717107638424cm 2.77942277880856cm)" svg:viewBox="0 0 18530 1482" svg:d="M0 350c11860-805 10730-48 12568 543 1486 329 5962 589 5962 589">
          <text:p/>
        </draw:path>
        <draw:frame draw:style-name="gr3" draw:text-style-name="P3" draw:layer="layout" svg:width="5cm" svg:height="1.119cm" svg:x="18cm" svg:y="7.9cm">
          <draw:text-box>
            <text:p text:style-name="P2"><text:span text:style-name="T1">Rheinsprung</text:span></text:p>
          </draw:text-box>
        </draw:frame>
        <draw:frame draw:style-name="gr4" draw:text-style-name="P5" draw:layer="layout" svg:width="6.805cm" svg:height="1.987cm" svg:x="3.473cm" svg:y="3.542cm">
          <draw:text-box>
            <text:p text:style-name="P4"><text:span text:style-name="T1">Elftausenjungfern-Gässlein</text:span></text:p>
          </draw:text-box>
        </draw:frame>
        <draw:frame draw:style-name="gr3" draw:text-style-name="P3" draw:layer="layout" svg:width="5.605cm" svg:height="1.119cm" svg:x="14.8cm" svg:y="16.581cm">
          <draw:text-box>
            <text:p text:style-name="P2"><text:span text:style-name="T1">Archivgässlein</text:span></text:p>
          </draw:text-box>
        </draw:frame>
        <draw:path draw:style-name="gr5" draw:text-style-name="P6" draw:layer="layout" svg:width="18.252cm" svg:height="0.858cm" draw:transform="rotate (-0.965167076352865) translate (13.4401092165914cm 2.35676736486713cm)" svg:viewBox="0 0 18253 859" svg:d="M0 779c5471-348 10315-1372 12377-309 2150 759 3548 145 5876 297">
          <text:p/>
        </draw:path>
        <draw:frame draw:style-name="gr1" draw:text-style-name="P1" draw:layer="layout" svg:width="0.341cm" svg:height="0.6cm" svg:x="22.6cm" svg:y="17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21.759cm" svg:y="15.7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20.7cm" svg:y="14.3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9.759cm" svg:y="12.5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9.2cm" svg:y="10.9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8.1cm" svg:y="9.2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6.759cm" svg:y="7.4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5.457cm" svg:y="5.971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3.959cm" svg:y="4.1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2.759cm" svg:y="2.9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77cm" svg:height="1.6cm" svg:x="16.63cm" svg:y="5.7cm">
          <draw:image xlink:href="Pictures/100023F400004F0500009EC0A113C8B2A4C5E564.wmf" xlink:type="simple" xlink:show="embed" xlink:actuate="onLoad" draw:mime-type="image/x-wmf">
            <text:p/>
          </draw:image>
          <draw:image xlink:href="Pictures/10000001000001F3000003EAB5CC263CC71C9267.png" xlink:type="simple" xlink:show="embed" xlink:actuate="onLoad" draw:mime-type="image/png"/>
        </draw:frame>
        <draw:frame draw:style-name="gr1" draw:text-style-name="P1" draw:layer="layout" svg:width="0.77cm" svg:height="1.6cm" svg:x="18.2cm" svg:y="11.7cm">
          <draw:image xlink:href="Pictures/100023F400004F0500009EC0A113C8B2A4C5E564.wmf" xlink:type="simple" xlink:show="embed" xlink:actuate="onLoad" draw:mime-type="image/x-wmf">
            <text:p/>
          </draw:image>
          <draw:image xlink:href="Pictures/10000001000001F3000003EAB5CC263CC71C9267.png" xlink:type="simple" xlink:show="embed" xlink:actuate="onLoad" draw:mime-type="image/png"/>
        </draw:frame>
        <draw:custom-shape draw:style-name="gr6" draw:text-style-name="P7" draw:layer="layout" svg:width="2.5cm" svg:height="0.968cm" svg:x="20.6cm" svg:y="12.5cm">
          <text:p text:style-name="P6"><text:span text:style-name="T2">Passanten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5cm" svg:height="1.6cm" svg:x="20.8cm" svg:y="15.8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7" draw:text-style-name="P6" draw:layer="layout" svg:width="0.75cm" svg:height="1.6cm" svg:x="10.9cm" svg:y="2.7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9-26T07:30:50.778925369</meta:creation-date>
    <dc:date>2022-08-18T16:13:25.926561612</dc:date>
    <meta:editing-duration>PT13H4M4S</meta:editing-duration>
    <meta:editing-cycles>5</meta:editing-cycles>
    <meta:generator>LibreOffice/7.3.4.2$MacOSX_X86_64 LibreOffice_project/728fec16bd5f605073805c3c9e7c4212a0120dc5</meta:generator>
    <meta:document-statistic meta:object-count="21"/>
  </office:meta>
</office:document-meta>
</file>